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7adc" officeooo:paragraph-rsid="00197adc"/>
    </style:style>
    <style:style style:name="P2" style:family="paragraph" style:parent-style-name="Text_20_body">
      <style:text-properties style:text-underline-style="solid" style:text-underline-width="auto" style:text-underline-color="font-color" officeooo:rsid="001bd405" officeooo:paragraph-rsid="001bd405"/>
    </style:style>
    <style:style style:name="P3" style:family="paragraph" style:parent-style-name="Text_20_body">
      <style:text-properties style:text-underline-style="solid" style:text-underline-width="auto" style:text-underline-color="font-color" officeooo:rsid="001dafbd" officeooo:paragraph-rsid="001dafbd"/>
    </style:style>
    <style:style style:name="P4" style:family="paragraph" style:parent-style-name="Text_20_body">
      <style:text-properties style:text-underline-style="solid" style:text-underline-width="auto" style:text-underline-color="font-color" officeooo:rsid="001f93a5" officeooo:paragraph-rsid="001f93a5"/>
    </style:style>
    <style:style style:name="P5" style:family="paragraph" style:parent-style-name="Text_20_body">
      <style:text-properties style:text-underline-style="solid" style:text-underline-width="auto" style:text-underline-color="font-color" officeooo:rsid="00213a56" officeooo:paragraph-rsid="00213a56"/>
    </style:style>
    <style:style style:name="P6" style:family="paragraph" style:parent-style-name="Text_20_body">
      <style:text-properties style:text-underline-style="solid" style:text-underline-width="auto" style:text-underline-color="font-color" officeooo:rsid="00216f5c" officeooo:paragraph-rsid="00216f5c"/>
    </style:style>
    <style:style style:name="P7" style:family="paragraph" style:parent-style-name="Text_20_body">
      <style:text-properties style:text-underline-style="solid" style:text-underline-width="auto" style:text-underline-color="font-color" officeooo:rsid="00238755" officeooo:paragraph-rsid="00238755"/>
    </style:style>
    <style:style style:name="P8" style:family="paragraph" style:parent-style-name="Text_20_body">
      <style:text-properties style:text-underline-style="solid" style:text-underline-width="auto" style:text-underline-color="font-color" fo:font-weight="bold" officeooo:rsid="002975aa" officeooo:paragraph-rsid="002975aa"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2b2a00" officeooo:paragraph-rsid="002b2a00" style:font-weight-asian="bold" style:font-weight-complex="bold"/>
    </style:style>
    <style:style style:name="P10" style:family="paragraph" style:parent-style-name="Text_20_body">
      <style:text-properties style:text-underline-style="solid" style:text-underline-width="auto" style:text-underline-color="font-color" officeooo:rsid="003d7799" officeooo:paragraph-rsid="003d7799"/>
    </style:style>
    <style:style style:name="P11" style:family="paragraph" style:parent-style-name="Text_20_body">
      <style:text-properties style:text-underline-style="none" officeooo:rsid="001bd405" officeooo:paragraph-rsid="001bd405"/>
    </style:style>
    <style:style style:name="P12" style:family="paragraph" style:parent-style-name="Text_20_body">
      <style:text-properties style:text-underline-style="none" officeooo:rsid="001dafbd" officeooo:paragraph-rsid="001dafbd"/>
    </style:style>
    <style:style style:name="P13" style:family="paragraph" style:parent-style-name="Text_20_body">
      <style:text-properties style:text-underline-style="none" officeooo:rsid="001f93a5" officeooo:paragraph-rsid="001f93a5"/>
    </style:style>
    <style:style style:name="P14" style:family="paragraph" style:parent-style-name="Text_20_body">
      <style:text-properties style:text-underline-style="none" officeooo:rsid="00213a56" officeooo:paragraph-rsid="00213a56"/>
    </style:style>
    <style:style style:name="P15" style:family="paragraph" style:parent-style-name="Text_20_body">
      <style:text-properties style:text-underline-style="none" officeooo:rsid="00216f5c" officeooo:paragraph-rsid="00216f5c"/>
    </style:style>
    <style:style style:name="P16" style:family="paragraph" style:parent-style-name="Text_20_body">
      <style:text-properties style:text-underline-style="none" officeooo:rsid="00232d7d" officeooo:paragraph-rsid="00232d7d"/>
    </style:style>
    <style:style style:name="P17" style:family="paragraph" style:parent-style-name="Text_20_body">
      <style:text-properties style:text-underline-style="none" officeooo:rsid="00238755" officeooo:paragraph-rsid="00238755"/>
    </style:style>
    <style:style style:name="P18" style:family="paragraph" style:parent-style-name="Text_20_body">
      <style:text-properties style:text-underline-style="none" officeooo:rsid="002577e6" officeooo:paragraph-rsid="002577e6"/>
    </style:style>
    <style:style style:name="P19" style:family="paragraph" style:parent-style-name="Text_20_body">
      <style:text-properties style:text-underline-style="none" fo:font-weight="bold" officeooo:rsid="0027660b" officeooo:paragraph-rsid="0027660b" style:font-weight-asian="bold" style:font-weight-complex="bold"/>
    </style:style>
    <style:style style:name="P20" style:family="paragraph" style:parent-style-name="Text_20_body">
      <style:text-properties style:text-underline-style="none" fo:font-weight="bold" officeooo:rsid="002975aa" officeooo:paragraph-rsid="002975aa" style:font-weight-asian="bold" style:font-weight-complex="bold"/>
    </style:style>
    <style:style style:name="P21" style:family="paragraph" style:parent-style-name="Text_20_body">
      <style:text-properties style:text-underline-style="none" fo:font-weight="bold" officeooo:rsid="002b2a00" officeooo:paragraph-rsid="002b2a00" style:font-weight-asian="bold" style:font-weight-complex="bold"/>
    </style:style>
    <style:style style:name="P22" style:family="paragraph" style:parent-style-name="Text_20_body">
      <style:text-properties style:text-underline-style="none" fo:font-weight="bold" officeooo:rsid="002caee1" officeooo:paragraph-rsid="002caee1" style:font-weight-asian="bold" style:font-weight-complex="bold"/>
    </style:style>
    <style:style style:name="P23" style:family="paragraph" style:parent-style-name="Text_20_body">
      <style:text-properties style:text-underline-style="none" fo:font-weight="bold" officeooo:rsid="002e6e25" officeooo:paragraph-rsid="002e6e25" style:font-weight-asian="bold" style:font-weight-complex="bold"/>
    </style:style>
    <style:style style:name="P24" style:family="paragraph" style:parent-style-name="Text_20_body">
      <style:text-properties style:text-underline-style="none" fo:font-weight="bold" officeooo:rsid="004124b9" officeooo:paragraph-rsid="004124b9" style:font-weight-asian="bold" style:font-weight-complex="bold"/>
    </style:style>
    <style:style style:name="P25" style:family="paragraph" style:parent-style-name="Text_20_body">
      <style:text-properties style:text-underline-style="none" fo:font-weight="bold" officeooo:rsid="00427155" officeooo:paragraph-rsid="00427155" style:font-weight-asian="bold" style:font-weight-complex="bold"/>
    </style:style>
    <style:style style:name="P26" style:family="paragraph" style:parent-style-name="Text_20_body">
      <style:text-properties style:text-underline-style="none" fo:font-weight="normal" officeooo:rsid="003d7799" officeooo:paragraph-rsid="003d7799" style:font-weight-asian="normal" style:font-weight-complex="normal"/>
    </style:style>
    <style:style style:name="P27" style:family="paragraph" style:parent-style-name="Text_20_body">
      <style:text-properties style:text-underline-style="none" fo:font-weight="normal" officeooo:rsid="003e7a2c" officeooo:paragraph-rsid="003e7a2c" style:font-weight-asian="normal" style:font-weight-complex="normal"/>
    </style:style>
    <style:style style:name="P28" style:family="paragraph" style:parent-style-name="Text_20_body">
      <style:text-properties style:text-underline-style="none" fo:font-weight="normal" officeooo:rsid="003fea02" officeooo:paragraph-rsid="003fea02" style:font-weight-asian="normal" style:font-weight-complex="normal"/>
    </style:style>
    <style:style style:name="P29" style:family="paragraph" style:parent-style-name="Text_20_body">
      <style:text-properties officeooo:rsid="001f19a5" officeooo:paragraph-rsid="001f19a5"/>
    </style:style>
    <style:style style:name="P30" style:family="paragraph" style:parent-style-name="Text_20_body">
      <style:text-properties officeooo:rsid="003144d7" officeooo:paragraph-rsid="003144d7"/>
    </style:style>
    <style:style style:name="P31" style:family="paragraph" style:parent-style-name="Text_20_body">
      <style:text-properties officeooo:rsid="003164b0" officeooo:paragraph-rsid="003164b0"/>
    </style:style>
    <style:style style:name="P32" style:family="paragraph" style:parent-style-name="Text_20_body">
      <style:text-properties officeooo:rsid="00341824" officeooo:paragraph-rsid="00341824"/>
    </style:style>
    <style:style style:name="P33" style:family="paragraph" style:parent-style-name="Text_20_body">
      <style:text-properties officeooo:rsid="0034fe32" officeooo:paragraph-rsid="0034fe32"/>
    </style:style>
    <style:style style:name="P34" style:family="paragraph" style:parent-style-name="Text_20_body">
      <style:text-properties officeooo:rsid="0035fed4" officeooo:paragraph-rsid="0035fed4"/>
    </style:style>
    <style:style style:name="P35" style:family="paragraph" style:parent-style-name="Text_20_body">
      <style:text-properties officeooo:rsid="003a5703" officeooo:paragraph-rsid="003a5703"/>
    </style:style>
    <style:style style:name="P36" style:family="paragraph" style:parent-style-name="Header_20_left">
      <style:text-properties officeooo:rsid="00197adc" officeooo:paragraph-rsid="00197adc"/>
    </style:style>
    <style:style style:name="P37" style:family="paragraph" style:parent-style-name="Header_20_left">
      <style:paragraph-properties fo:break-before="page"/>
      <style:text-properties officeooo:rsid="002fe311" officeooo:paragraph-rsid="002fe311"/>
    </style:style>
    <style:style style:name="P38" style:family="paragraph" style:parent-style-name="Title">
      <style:text-properties officeooo:rsid="00197adc" officeooo:paragraph-rsid="00197adc"/>
    </style:style>
    <style:style style:name="P39" style:family="paragraph" style:parent-style-name="Title">
      <style:text-properties officeooo:rsid="002fe311" officeooo:paragraph-rsid="002fe311"/>
    </style:style>
    <style:style style:name="T1" style:family="text">
      <style:text-properties officeooo:rsid="001a5679"/>
    </style:style>
    <style:style style:name="T2" style:family="text">
      <style:text-properties officeooo:rsid="001f93a5"/>
    </style:style>
    <style:style style:name="T3" style:family="text">
      <style:text-properties fo:font-weight="bold" style:font-weight-asian="bold" style:font-weight-complex="bold"/>
    </style:style>
    <style:style style:name="T4" style:family="text">
      <style:text-properties fo:font-weight="bold" officeooo:rsid="00371f2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35cb5" style:font-weight-asian="normal" style:font-weight-complex="normal"/>
    </style:style>
    <style:style style:name="T7" style:family="text">
      <style:text-properties fo:font-weight="normal" officeooo:rsid="00371f2e" style:font-weight-asian="normal" style:font-weight-complex="normal"/>
    </style:style>
    <style:style style:name="T8" style:family="text">
      <style:text-properties fo:font-weight="normal" officeooo:rsid="003b3058" style:font-weight-asian="normal" style:font-weight-complex="normal"/>
    </style:style>
    <style:style style:name="T9" style:family="text">
      <style:text-properties fo:font-weight="normal" officeooo:rsid="003c486b" style:font-weight-asian="normal" style:font-weight-complex="normal"/>
    </style:style>
    <style:style style:name="T10" style:family="text">
      <style:text-properties fo:font-weight="normal" officeooo:rsid="00416f52" style:font-weight-asian="normal" style:font-weight-complex="normal"/>
    </style:style>
    <style:style style:name="T11" style:family="text">
      <style:text-properties fo:font-weight="normal" officeooo:rsid="00427155" style:font-weight-asian="normal" style:font-weight-complex="normal"/>
    </style:style>
    <style:style style:name="T12" style:family="text">
      <style:text-properties fo:font-weight="normal" officeooo:rsid="0044187e" style:font-weight-asian="normal" style:font-weight-complex="normal"/>
    </style:style>
    <style:style style:name="T13" style:family="text">
      <style:text-properties fo:font-weight="normal" officeooo:rsid="0044edc5" style:font-weight-asian="normal" style:font-weight-complex="normal"/>
    </style:style>
    <style:style style:name="T14" style:family="text">
      <style:text-properties style:text-position="super 58%" fo:font-weight="normal" style:font-weight-asian="normal" style:font-weight-complex="normal"/>
    </style:style>
    <style:style style:name="T15" style:family="text">
      <style:text-properties style:text-position="0% 100%"/>
    </style:style>
    <style:style style:name="T16" style:family="text">
      <style:text-properties style:text-position="0% 100%" fo:font-weight="normal" style:font-weight-asian="normal" style:font-weight-complex="normal"/>
    </style:style>
    <style:style style:name="T17" style:family="text">
      <style:text-properties style:text-position="0% 100%" fo:font-weight="normal" officeooo:rsid="0028ea29" style:font-weight-asian="normal" style:font-weight-complex="normal"/>
    </style:style>
    <style:style style:name="T18" style:family="text">
      <style:text-properties style:text-position="0% 100%" fo:font-weight="normal" officeooo:rsid="002ce120" style:font-weight-asian="normal" style:font-weight-complex="normal"/>
    </style:style>
    <style:style style:name="T19" style:family="text">
      <style:text-properties officeooo:rsid="00416f5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OMP320<text:tab/>L1<text:tab/>01-11-16</text:p>
      <text:p text:style-name="P38">Building Machines That See</text:p>
      <text:p text:style-name="P29">A CCD is better that CMOS for sensitivity and noise. <text:span text:style-name="T2">Hence they are used in industial applications of Computer Vision. </text:span></text:p>
      <text:p text:style-name="P1">Key terms in designing Computer Vision Systems:<text:line-break/><text:tab/>- robust = what you want<text:line-break/><text:tab/>- repeatable = what you want<text:line-break/><text:tab/>- invariant <text:span text:style-name="T1">= what you design your system to be</text:span><text:line-break/><text:tab/>- constraints <text:span text:style-name="T1">= what you apply to make it work</text:span></text:p>
      <text:p text:style-name="P2">Robustness</text:p>
      <text:p text:style-name="P11">The vision system mus tbe robust to changes in its environment. For example, changes in lighting, angle or position of the camera, etc…</text:p>
      <text:p text:style-name="P3">Repeatability</text:p>
      <text:p text:style-name="P12">Repeatability is the measure of robustness. It means that the system must work the same over and over, regardless of environmental changes.</text:p>
      <text:p text:style-name="P4">Invariance</text:p>
      <text:p text:style-name="P13">Invairance to environmental factors helps achieve robustness and repeatability. Hardware and software can be designed to be invariant to certain environmental changes, e.g. you could deisgn an algorithm to be invariant to illumination changes.</text:p>
      <text:p text:style-name="P5">Constraints</text:p>
      <text:p text:style-name="P14">Constraints are what you apply to the hardware, software and wetware to make your computer vision system work in a repeatable, robust fasion. E.g. you constain the system by putting it in a box so there can’t be any illuminatoin changes.</text:p>
      <text:p text:style-name="P14">In industrial applications there are a lot more constraints on the environment which makes it easier to use.</text:p>
      <text:p text:style-name="P6">Software Constraints</text:p>
      <text:p text:style-name="P15">Really simple but incredibly fast algorithms. The Hough Transform is popular but note that it isn’t all that robust without physical constraints. The same is true for most algorithms/techniques in industrial vision.</text:p>
      <text:p text:style-name="P16">The intelligent use of colour?</text:p>
      <text:p text:style-name="P7">Colour Spaces</text:p>
      <text:p text:style-name="P17">There are many different ways of numerically representing colour, a single representation of all possible colours is called a <text:span text:style-name="T3">colour-space</text:span><text:span text:style-name="T5">.</text:span></text:p>
      <text:p text:style-name="P17"><text:span text:style-name="T5">It is generally possible to convert from one colour-space to another by applying a mapping (in the form of a set of equations or an algorithm)</text:span></text:p>
      <text:p text:style-name="P18"><text:soft-page-break/><text:span text:style-name="T5">Most physical image sensors capture </text:span><text:span text:style-name="T3">RGB</text:span><text:span text:style-name="T5">, this is by far the most widely known space. RGB couples brightness (</text:span><text:span text:style-name="T3">luminance</text:span><text:span text:style-name="T5">) with each channel, meaning that illumination invariance is very difficult.</text:span></text:p>
      <text:p text:style-name="P19">HSV Colour-space<text:span text:style-name="T5"> uses </text:span>H<text:span text:style-name="T5">ue,</text:span>S<text:span text:style-name="T5">aturation and </text:span>V<text:span text:style-name="T5">alue as a colour-space.<text:line-break/>Hue encodes the pure colour as an angle, where red is at 0</text:span><text:span text:style-name="T14">o</text:span><text:span text:style-name="T16">. Remember that 0</text:span><text:span text:style-name="T14">o</text:span><text:span text:style-name="T16"> = 360</text:span><text:span text:style-name="T14">o</text:span><text:span text:style-name="T16">!<text:line-break/>Saturation is how vibrant the colour is and the value encodes the brightness.<text:line-break/></text:span><text:span text:style-name="T17">Using just H or H&amp;S is a great way to achieve invariance to lighting.</text:span></text:p>
      <text:p text:style-name="P8"><text:span text:style-name="T17">P</text:span><text:span text:style-name="T16">hysical Constraints</text:span></text:p>
      <text:p text:style-name="P20"><text:span text:style-name="T16">Industial vision is usually solved by applying simple computer vision algorithms, and lots of physical constraints:<text:line-break/><text:tab/>- </text:span><text:span text:style-name="T15">Environment</text:span><text:span text:style-name="T16">: lighting, enclosure, mounting<text:line-break/><text:tab/>- </text:span><text:span text:style-name="T15">Acquisition Hardware</text:span><text:span text:style-name="T16">: expensive camera, optics, filters</text:span></text:p>
      <text:p text:style-name="P20"><text:span text:style-name="T16">There are things that you cannot perceive under natrual light but can from other ranges e.g. infra-red. Infra-red can see bruises in apples as soon as they are damaged, potentially weeks before the human eye would be able to see them.</text:span></text:p>
      <text:p text:style-name="P9"><text:span text:style-name="T16">Vision in the Wild</text:span></text:p>
      <text:p text:style-name="P21"><text:span text:style-name="T16">ANPR cameras or recognition systems in mobile apps need these constraints too. The best wasy to make them work is to apply as many hardware and wetware constraints as possible then let the software take up the slack.</text:span></text:p>
      <text:p text:style-name="P21"><text:span text:style-name="T16">A lot of cameras are grey scale because colour information is often less important that luminance.</text:span></text:p>
      <text:p text:style-name="P22"><text:span text:style-name="T16">Most ANPR systems for licence plate recognition only work from a single country, e.g. in England our number plates reflect IR in the yellow/white parts but not the black so that police IR cameras can see without much background confusion. </text:span><text:span text:style-name="T18">Even licence plates are constrained in design (dimensions, font, material).</text:span></text:p>
      <text:p text:style-name="P23"><text:span text:style-name="T18">M</text:span><text:span text:style-name="T16">obile vision contraints are a little harder. For example with scanning robust QR-Codes. Most software constrains the user to position the camera and be relatively stationary.</text:span></text:p>
      <text:p text:style-name="P37">COMP3204<text:tab/>L2<text:tab/>2-11-16</text:p>
      <text:p text:style-name="P39">Machine Learning for Pattern Recognition</text:p>
      <text:p text:style-name="P30">May require background reading for machine learning.</text:p>
      <text:p text:style-name="P31">In may computer vision applications it will take the from of inputting an image to a feature extractor where it does some image processing. This produces <text:span text:style-name="T3">featurevectors</text:span><text:span text:style-name="T5"> from the image which is then taken into the machine learning part that uses these feacturevectors to make intelligent decision</text:span><text:span text:style-name="T6">s.</text:span></text:p>
      <text:p text:style-name="P32"><text:span text:style-name="T6">F</text:span><text:span text:style-name="T5">eacturevectors are a mathematical vector with a fixed number of elements (</text:span><text:span text:style-name="T3">dimensionality</text:span><text:span text:style-name="T5">) and each value represents a point or direciton in a </text:span><text:span text:style-name="T3">featurespace</text:span><text:span text:style-name="T5">. Vectors of differing dimensionality can’t exist in the same featurespace.</text:span></text:p>
      <text:p text:style-name="P33"><text:span text:style-name="T5">These feature extractors are intended to produce vectors for similar images close to one another. The closeness can then be measure between the vectors.</text:span></text:p>
      <text:p text:style-name="P34"><text:span text:style-name="T5">We can measure in:<text:line-break/><text:tab/>- Euclidean Distance (L2 distance)<text:line-break/><text:tab/><text:tab/>- Most intuitive, straight line between two points<text:line-break/><text:tab/><text:tab/>- Computed via extension of Pythagoras theorem to n dimensions<text:line-break/><text:tab/><text:tab/>- </text:span><text:span text:style-name="T5"><draw:frame draw:style-name="fr1" draw:name="Object1" text:anchor-type="as-char" svg:y="-0.799cm" svg:width="8.892cm" svg:height="1.226cm" draw:z-index="0"><draw:object xlink:href="./Object 1" xlink:type="simple" xlink:show="embed" xlink:actuate="onLoad"/><draw:image xlink:href="./ObjectReplacements/Object 1" xlink:type="simple" xlink:show="embed" xlink:actuate="onLoad"/></draw:frame></text:span><text:span text:style-name="T5"><text:line-break/><text:tab/>- Manhattan Distance (L1 distance)<text:line-break/><text:tab/><text:tab/>- Computed along paths parallel to the axes of the space<text:line-break/><text:tab/><text:tab/>- </text:span><text:span text:style-name="T5"><draw:frame draw:style-name="fr1" draw:name="Object2" text:anchor-type="as-char" svg:y="-0.713cm" svg:width="5.457cm" svg:height="1.139cm" draw:z-index="1"><draw:object xlink:href="./Object 2" xlink:type="simple" xlink:show="embed" xlink:actuate="onLoad"/><draw:image xlink:href="./ObjectReplacements/Object 2" xlink:type="simple" xlink:show="embed" xlink:actuate="onLoad"/></draw:frame></text:span><text:span text:style-name="T5"><text:line-break/><text:tab/>- </text:span><text:span text:style-name="T7">Cosine Similarity<text:line-break/><text:tab/><text:tab/>- Measures the cosine of angle between two vectors (so at 1 they are in line)<text:line-break/><text:tab/><text:tab/>- It is </text:span><text:span text:style-name="T4">not a distance</text:span><text:span text:style-name="T7">!<text:line-break/><text:tab/><text:tab/>- This is useful if you don’t care about the relative length of vectors<text:line-break/><text:tab/><text:tab/>- </text:span><text:span text:style-name="T7"><draw:frame draw:style-name="fr1" draw:name="Object3" text:anchor-type="as-char" svg:y="-1.291cm" svg:width="5.854cm" svg:height="2.429cm" draw:z-index="2"><draw:object xlink:href="./Object 3" xlink:type="simple" xlink:show="embed" xlink:actuate="onLoad"/><draw:image xlink:href="./ObjectReplacements/Object 3" xlink:type="simple" xlink:show="embed" xlink:actuate="onLoad"/></draw:frame></text:span></text:p>
      <text:p text:style-name="P35"><text:span text:style-name="T7">Y</text:span><text:span text:style-name="T5">ou should choose the features which allow you to distinguish objects or classes of interest. </text:span><text:span text:style-name="T8">Things that are similar within classes or different between classes.<text:line-break/></text:span><text:span text:style-name="T9">It’s best to keep the number of features small as machine learning gets much more difficult as dimensionality of featurespace gets large.</text:span></text:p>
      <text:p text:style-name="P10"><text:span text:style-name="T9"/></text:p>
      <text:p text:style-name="P10"><text:soft-page-break/><text:span text:style-name="T9">C</text:span><text:span text:style-name="T5">lassification</text:span></text:p>
      <text:p text:style-name="P26">Classification is the process of assigning a class label to an object (typically represented by a vector in a feature space).</text:p>
      <text:p text:style-name="P26">A <text:span text:style-name="T3">supervised machine learning algorithm</text:span> uses a set of pre-labelled training data to learn how to assign calss labels to vectors (and the corresponding objects).</text:p>
      <text:p text:style-name="P27">Spoiler Alert! The image in the slides is a dog (apparently trimmed to look like a cat but i’m not convinced).</text:p>
      <text:p text:style-name="P28">A <text:span text:style-name="T3">binary</text:span> classifier only has two classes whereas a <text:span text:style-name="T3">multiclass</text:span> classifier has many classes.</text:p>
      <text:p text:style-name="P24">Liner<text:span text:style-name="T5"> classifiers try to learn a </text:span>hyperplane<text:span text:style-name="T5"> that sepetates two classes in featurespace with minimum error. Different linear classification algorithms apply differing constraints when learning the classifier.</text:span></text:p>
      <text:p text:style-name="P24"><text:span text:style-name="T5">Therefore to classify a new image you just see which side of the hyperplane it’s on.</text:span></text:p>
      <text:p text:style-name="P24"><text:span text:style-name="T5">Linear classifiers work best when the data is linearly separable but there are some cases where you need a </text:span>non-liner<text:span text:style-name="T5"> binary classifier. </text:span><text:span text:style-name="T10">One such classifier is called </text:span><text:span text:style-name="T19">Kernel Support Vector Machines</text:span><text:span text:style-name="T10"> which learns non-liner boundaries. </text:span><text:span text:style-name="T11">It is best to keep them rather general and have mistakes than to overfit to the training data.</text:span></text:p>
      <text:p text:style-name="P25"><text:span text:style-name="T5">Multiclass classifiers:<text:line-break/><text:tab/>- K Nearest Neighbours<text:line-break/><text:tab/><text:tab/>- We tend to use an odd K so that you can’t have a situation with equal votes between <text:tab/><text:tab/> <text:s/>classes.<text:line-break/><text:tab/><text:tab/>- It becomes computationally expensive if there lots of traning examples or many <text:tab/><text:tab/> <text:s/>dimensions<text:line-break/><text:tab/><text:tab/>- </text:span><text:span text:style-name="T12">KNN is rarely chosed due to its lack of scalability<text:line-break/><text:tab/>- Linear Classifier<text:line-break/><text:tab/><text:tab/>- By definition these are binary!!<text:line-break/><text:tab/><text:tab/>- Can use for multicalss with:<text:line-break/><text:tab/><text:tab/><text:tab/>- One versus All (OvA)/ One versus Rest (OvR) = one classifier per class<text:line-break/><text:tab/><text:tab/><text:tab/>- One versus One (OvO) K(K-1)/2 classifiers<text:line-break/><text:tab/>- </text:span><text:span text:style-name="T13">Clustering<text:line-break/><text:tab/><text:tab/>- Group data without prior knowledge<text:line-break/><text:tab/><text:tab/>- Items of similar vectors are grouped by clustering operation<text:line-break/><text:tab/><text:tab/>- Some create overlapping groups but we’re interested in ones that don’t<text:line-break/><text:tab/>- K-Means Clustering<text:line-break/><text:tab/><text:tab/>- Group data into K groups<text:line-break/><text:tab/><text:tab/>- Each group represented by a centroid (centre point)<text:line-break/><text:tab/><text:tab/>- You choose K, then K initial cluster centres (centroids) are chosen<text:line-break/><text:tab/><text:tab/>- Then iteratively:<text:line-break/><text:tab/><text:tab/><text:tab/>- Each point assigned to closest centroid<text:line-break/><text:tab/><text:tab/><text:tab/>- Centroid recomputed as mean of all assigned points<text:line-break/><text:tab/><text:tab/><text:tab/>- If no assigned points move to random new point<text:line-break/></text:span><text:soft-page-break/><text:span text:style-name="T13"><text:tab/><text:tab/>- Final clusters are created by assigning all points to nearest centroid<text:line-break/><text:tab/><text:tab/>- This is proven to always converge but not necessarly optimally<text:line-break/><text:tab/><text:tab/><text:tab/>- For instance in situations where there cannot be grouped linea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0:27:32.552981108</meta:creation-date>
    <meta:generator>LibreOffice/5.1.4.2$Linux_X86_64 LibreOffice_project/10m0$Build-2</meta:generator>
    <dc:date>2016-11-02T12:13:55.690451243</dc:date>
    <meta:editing-duration>PT1H46M4S</meta:editing-duration>
    <meta:editing-cycles>39</meta:editing-cycles>
    <meta:document-statistic meta:table-count="0" meta:image-count="0" meta:object-count="3" meta:page-count="5" meta:paragraph-count="46" meta:word-count="1222" meta:character-count="7582" meta:non-whitespace-character-count="6317"/>
  </office:meta>
</office:document-meta>
</file>

<file path=Object 1/content.xml><?xml version="1.0" encoding="utf-8"?>
<math xmlns="http://www.w3.org/1998/Math/MathML" display="block">
  <semantics>
    <mrow>
      <msub>
        <mi>D</mi>
        <mn>2</mn>
      </msub>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p</mi>
                      <mi>i</mi>
                    </msub>
                    <mo stretchy="false">−</mo>
                    <msub>
                      <mi>q</mi>
                      <mi>i</mi>
                    </msub>
                  </mrow>
                </mrow>
                <mo fence="true" stretchy="false">)</mo>
              </mrow>
              <mn>2</mn>
            </msup>
          </mrow>
        </msqrt>
        <mo stretchy="false">=</mo>
        <mrow>
          <mo fence="true" stretchy="false">‖</mo>
          <mrow>
            <mrow>
              <mi>p</mi>
              <mo stretchy="false">−</mo>
              <mi>q</mi>
            </mrow>
          </mrow>
          <mo fence="true" stretchy="false">‖</mo>
        </mrow>
        <mo stretchy="false">=</mo>
        <msqrt>
          <mrow>
            <mrow>
              <mo fence="true" stretchy="false">(</mo>
              <mrow>
                <mrow>
                  <mi>p</mi>
                  <mo stretchy="false">−</mo>
                  <mi>q</mi>
                </mrow>
              </mrow>
              <mo fence="true" stretchy="false">)</mo>
            </mrow>
            <mo stretchy="false">⋅</mo>
            <mrow>
              <mo fence="true" stretchy="false">(</mo>
              <mrow>
                <mrow>
                  <mi>p</mi>
                  <mo stretchy="false">−</mo>
                  <mi>q</mi>
                </mrow>
              </mrow>
              <mo fence="true" stretchy="false">)</mo>
            </mrow>
          </mrow>
        </msqrt>
      </mrow>
    </mrow>
    <annotation encoding="StarMath 5.0">D_{ 2 }( p,q ) = sqrt{ sum from{i=1} to{n} (p_{i}-q_{i})^2 } = ldline p-q rdline = sqrt{ (p-q) cdot (p-q) } </annotation>
  </semantics>
</math>
</file>

<file path=Object 2/content.xml><?xml version="1.0" encoding="utf-8"?>
<math xmlns="http://www.w3.org/1998/Math/MathML" display="block">
  <semantics>
    <mrow>
      <msub>
        <mi>D</mi>
        <mn>1</mn>
      </msub>
      <mrow>
        <mrow>
          <mo fence="true" stretchy="false">(</mo>
          <mrow>
            <mrow>
              <mi>p</mi>
              <mi>,</mi>
              <mi>q</mi>
            </mrow>
          </mrow>
          <mo fence="true" stretchy="false">)</mo>
        </mrow>
        <mo stretchy="false">=</mo>
        <mrow>
          <munderover>
            <mo stretchy="false">∑</mo>
            <mrow>
              <mi>i</mi>
              <mo stretchy="false">=</mo>
              <mn>1</mn>
            </mrow>
            <mi>n</mi>
          </munderover>
          <mrow>
            <mo fence="true" stretchy="false">|</mo>
            <mrow>
              <mrow>
                <msub>
                  <mi>p</mi>
                  <mi>i</mi>
                </msub>
                <mo stretchy="false">−</mo>
                <msub>
                  <mi>q</mi>
                  <mi>i</mi>
                </msub>
              </mrow>
            </mrow>
            <mo fence="true" stretchy="false">|</mo>
          </mrow>
        </mrow>
        <mo stretchy="false">=</mo>
        <msub>
          <mrow>
            <mo fence="true" stretchy="false">‖</mo>
            <mrow>
              <mrow>
                <mi>p</mi>
                <mo stretchy="false">−</mo>
                <mi>q</mi>
              </mrow>
            </mrow>
            <mo fence="true" stretchy="false">‖</mo>
          </mrow>
          <mn>1</mn>
        </msub>
      </mrow>
    </mrow>
    <annotation encoding="StarMath 5.0">D_{1}(p,q)=sum from {i=1} to {n} lline p_{i}-q_{i} rline = ldline p-q rdline_{ 1 } </annotation>
  </semantics>
</math>
</file>

<file path=Object 3/content.xml><?xml version="1.0" encoding="utf-8"?>
<math xmlns="http://www.w3.org/1998/Math/MathML" display="block">
  <semantics>
    <mrow>
      <mi>cos</mi>
      <mrow>
        <mrow>
          <mo fence="true" stretchy="false">(</mo>
          <mrow>
            <mi mathvariant="normal">θ</mi>
          </mrow>
          <mo fence="true" stretchy="false">)</mo>
        </mrow>
        <mo stretchy="false">=</mo>
        <mfrac>
          <mrow>
            <mi>p</mi>
            <mo stretchy="false">⋅</mo>
            <mi>q</mi>
          </mrow>
          <mrow>
            <mrow>
              <mo fence="true" stretchy="false">‖</mo>
              <mrow>
                <mi>p</mi>
              </mrow>
              <mo fence="true" stretchy="false">‖</mo>
            </mrow>
            <mrow>
              <mo fence="true" stretchy="false">‖</mo>
              <mrow>
                <mi>q</mi>
              </mrow>
              <mo fence="true" stretchy="false">‖</mo>
            </mrow>
          </mrow>
        </mfrac>
        <mo stretchy="false">=</mo>
        <mfrac>
          <mrow>
            <mrow>
              <munderover>
                <mo stretchy="false">∑</mo>
                <mrow>
                  <mi>i</mi>
                  <mo stretchy="false">=</mo>
                  <mn>1</mn>
                </mrow>
                <mi>n</mi>
              </munderover>
              <msub>
                <mi>p</mi>
                <mi>i</mi>
              </msub>
            </mrow>
            <msub>
              <mi>q</mi>
              <mi>i</mi>
            </msub>
          </mrow>
          <mrow>
            <msqrt>
              <mrow>
                <munderover>
                  <mo stretchy="false">∑</mo>
                  <mrow>
                    <mi>i</mi>
                    <mo stretchy="false">=</mo>
                    <mn>1</mn>
                  </mrow>
                  <mi>n</mi>
                </munderover>
                <msubsup>
                  <mi>p</mi>
                  <mi>i</mi>
                  <mn>2</mn>
                </msubsup>
              </mrow>
            </msqrt>
            <msqrt>
              <mrow>
                <munderover>
                  <mo stretchy="false">∑</mo>
                  <mrow>
                    <mi>i</mi>
                    <mo stretchy="false">=</mo>
                    <mn>1</mn>
                  </mrow>
                  <mi>n</mi>
                </munderover>
                <msubsup>
                  <mi>q</mi>
                  <mi>i</mi>
                  <mn>2</mn>
                </msubsup>
              </mrow>
            </msqrt>
          </mrow>
        </mfrac>
      </mrow>
    </mrow>
    <annotation encoding="StarMath 5.0">cos( %theta)={p cdot q}over{ldline p rdline ldline q rdline} = {sum from {i=1} to {n}p_{i}q_{i}}over{sqrt{sum from {i=1} to {n}p_{i}^2}sqrt{sum from {i=1} to {n} q_{i}^2}}</annotation>
  </semantics>
</math>
</file>